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Text_20_body">
      <style:paragraph-properties fo:text-align="start" style:justify-single-word="false"/>
    </style:style>
    <style:style style:name="P12" style:family="paragraph" style:parent-style-name="Text_20_body">
      <style:text-properties style:language-asian="zh" style:country-asian="TW"/>
    </style:style>
    <style:style style:name="P13" style:family="paragraph" style:parent-style-name="Text_20_body">
      <style:paragraph-properties fo:text-align="start" style:justify-single-word="false"/>
      <style:text-properties style:language-asian="zh" style:country-asian="TW"/>
    </style:style>
    <style:style style:name="P14"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1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6"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7" style:family="paragraph" style:parent-style-name="Heading_20_1">
      <style:paragraph-properties fo:text-align="start" style:justify-single-word="false"/>
    </style:style>
    <style:style style:name="P18" style:family="paragraph" style:parent-style-name="Heading_20_2">
      <style:paragraph-properties fo:text-align="start"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Heading">
      <style:text-properties fo:font-size="10pt" fo:font-weight="bold" style:font-size-asian="10pt" style:font-weight-asian="bold" style:font-size-complex="10pt" style:font-weight-complex="bold"/>
    </style:style>
    <style:style style:name="P25" style:family="paragraph" style:parent-style-name="Heading_20_3">
      <style:text-properties style:language-asian="zh" style:country-asian="TW"/>
    </style:style>
    <style:style style:name="P26" style:family="paragraph" style:parent-style-name="Text_20_body_20_indent">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Table_20_Contents" style:list-style-name="L3">
      <style:text-properties fo:font-weight="bold" style:font-weight-asian="bold" style:font-weight-complex="bold"/>
    </style:style>
    <style:style style:name="P29" style:family="paragraph" style:parent-style-name="Table_20_Contents" style:list-style-name="L4">
      <style:text-properties fo:font-weight="bold" style:font-weight-asian="bold" style:font-weight-complex="bold"/>
    </style:style>
    <style:style style:name="P30" style:family="paragraph" style:parent-style-name="Table_20_Contents" style:list-style-name="L7">
      <style:text-properties fo:font-weight="bold" style:font-weight-asian="bold" style:font-weight-complex="bold"/>
    </style:style>
    <style:style style:name="P31" style:family="paragraph" style:parent-style-name="Table_20_Contents" style:list-style-name="L4">
      <style:text-properties fo:font-weight="bold" style:language-asian="zh" style:country-asian="TW" style:font-weight-asian="bold" style:font-weight-complex="bold"/>
    </style:style>
    <style:style style:name="P32" style:family="paragraph" style:parent-style-name="Table_20_Contents" style:list-style-name="L7">
      <style:text-properties fo:font-weight="bold" style:language-asian="zh" style:country-asian="TW" style:font-weight-asian="bold" style:font-weight-complex="bold"/>
    </style:style>
    <style:style style:name="P33" style:family="paragraph" style:parent-style-name="Table_20_Contents" style:list-style-name="L3">
      <style:text-properties fo:font-weight="normal" style:font-weight-asian="normal" style:font-weight-complex="normal"/>
    </style:style>
    <style:style style:name="P34" style:family="paragraph" style:parent-style-name="Table_20_Contents" style:list-style-name="L4">
      <style:text-properties fo:font-weight="normal" style:font-weight-asian="normal" style:font-weight-complex="normal"/>
    </style:style>
    <style:style style:name="P35" style:family="paragraph" style:parent-style-name="Table_20_Contents" style:list-style-name="L7">
      <style:text-properties fo:font-weight="normal" style:language-asian="zh" style:country-asian="TW" style:font-weight-asian="normal" style:font-weight-complex="normal"/>
    </style:style>
    <style:style style:name="P36"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37"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Contents_20_3">
      <style:paragraph-properties>
        <style:tab-stops>
          <style:tab-stop style:position="16.591cm"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list-style-name="L1">
      <style:text-properties fo:font-weight="bold"/>
    </style:style>
    <style:style style:name="P43" style:family="paragraph" style:parent-style-name="Text_20_body" style:list-style-name="L1">
      <style:text-properties fo:font-weight="normal" style:font-weight-asian="normal" style:font-weight-complex="normal"/>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47"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48"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4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50"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51"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52"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53"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language-asian="zh" style:country-asian="TW" style:font-weight-asian="bold" style:font-weight-complex="bold"/>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style:language-asian="zh" style:country-asian="TW" style:font-weight-asian="normal" style:font-weight-complex="normal"/>
    </style:style>
    <style:style style:name="T10" style:family="text">
      <style:text-properties style:font-name="Verdana1" fo:font-size="10pt" style:font-size-asian="10pt" style:language-asian="zh" style:country-asian="TW"/>
    </style:style>
    <style:style style:name="T11" style:family="text">
      <style:text-properties style:font-name="Verdana1"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ZK<text:span text:style-name="T1">TM</text:span></text:p>
      <text:p text:style-name="P5"/>
      <text:p text:style-name="Document_20_Title">ZK Style Guide</text:p>
      <text:p text:style-name="Document_20_SubTitle">Version 3.5.1</text:p>
      <text:p text:style-name="P10">October 2008</text:p>
      <text:p text:style-name="P7">Potix Corporation</text:p>
      <text:p text:style-name="P6"/>
      <text:p text:style-name="P15"/>
      <text:p text:style-name="P16"/>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1. Introduction<text:tab/>4</text:p>
          <text:p text:style-name="P39"><text:a xlink:type="simple" xlink:href="#1.1.ZK Class Concept|outline" text:style-name="Internet_20_link" text:visited-style-name="Internet_20_link">ZK Class Concept<text:tab/>4</text:a></text:p>
          <text:p text:style-name="P40"><text:a xlink:type="simple" xlink:href="#1.1.1.Sclass|outline" text:style-name="Internet_20_link" text:visited-style-name="Internet_20_link">Sclass<text:tab/>4</text:a></text:p>
          <text:p text:style-name="P40"><text:a xlink:type="simple" xlink:href="#1.1.2.Zclass|outline" text:style-name="Internet_20_link" text:visited-style-name="Internet_20_link">Zclass<text:tab/>5</text:a></text:p>
          <text:p text:style-name="P40"><text:a xlink:type="simple" xlink:href="#1.1.3.Overwriting|outline" text:style-name="Internet_20_link" text:visited-style-name="Internet_20_link">Overwriting<text:tab/>6</text:a></text:p>
          <text:p text:style-name="P39"><text:a xlink:type="simple" xlink:href="#1.2.DOM Naming Structure|outline" text:style-name="Internet_20_link" text:visited-style-name="Internet_20_link">DOM Naming Structure<text:tab/>7</text:a></text:p>
          <text:p text:style-name="P40"><text:a xlink:type="simple" xlink:href="#1.2.1.Layout Elements:|outline" text:style-name="Internet_20_link" text:visited-style-name="Internet_20_link">Layout Elements:<text:tab/>7</text:a></text:p>
          <text:p text:style-name="P40"><text:a xlink:type="simple" xlink:href="#1.2.2.Other Elements:|outline" text:style-name="Internet_20_link" text:visited-style-name="Internet_20_link">Other Elements:<text:tab/>8</text:a></text:p>
          <text:p text:style-name="P40"><text:a xlink:type="simple" xlink:href="#1.2.3.Tool Icons:|outline" text:style-name="Internet_20_link" text:visited-style-name="Internet_20_link">Tool Icons:<text:tab/>8</text:a></text:p>
          <text:p text:style-name="P39"><text:a xlink:type="simple" xlink:href="#1.3.DOM Naming Position|outline" text:style-name="Internet_20_link" text:visited-style-name="Internet_20_link">DOM Naming Position<text:tab/>9</text:a></text:p>
          <text:p text:style-name="P40"><text:a xlink:type="simple" xlink:href="#1.3.1.Region:|outline" text:style-name="Internet_20_link" text:visited-style-name="Internet_20_link">Region:<text:tab/>9</text:a></text:p>
          <text:p text:style-name="P40"><text:a xlink:type="simple" xlink:href="#1.3.2.Parts: (3 x 3 grid)|outline" text:style-name="Internet_20_link" text:visited-style-name="Internet_20_link">Parts: (3 x 3 grid)<text:tab/>9</text:a></text:p>
          <text:p text:style-name="P40"><text:a xlink:type="simple" xlink:href="#1.3.3.Compass:|outline" text:style-name="Internet_20_link" text:visited-style-name="Internet_20_link">Compass:<text:tab/>10</text:a></text:p>
          <text:p text:style-name="P39"><text:a xlink:type="simple" xlink:href="#1.4.DOM Event Effect|outline" text:style-name="Internet_20_link" text:visited-style-name="Internet_20_link">DOM Event Effect<text:tab/>10</text:a></text:p>
          <text:p text:style-name="P39"><text:a xlink:type="simple" xlink:href="#1.4.Action Image Indexing|outline" text:style-name="Internet_20_link" text:visited-style-name="Internet_20_link">Action Image Indexing<text:tab/>10</text:a></text:p>
          <text:p text:style-name="P38">2. XUL Components<text:tab/>12</text:p>
        </text:index-body>
      </text:table-of-content>
      <text:h text:style-name="P17" text:outline-level="1">1. Introduction</text:h>
      <text:p text:style-name="P11">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18" text:outline-level="2">ZK Class Con<text:span text:style-name="T2">cept</text:span></text:h>
      <text:p text:style-name="P11"><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13"><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14"><draw:frame draw:style-name="fr2" draw:name="graphics1" text:anchor-type="paragraph" svg:width="16.956cm" svg:height="5.978cm" draw:z-index="1"><draw:image xlink:href="../components/images/concepts4.png" xlink:type="simple" xlink:show="embed" xlink:actuate="onLoad" draw:filter-name="&lt;All formats&gt;"/></draw:frame>Figure1</text:p>
      <text:h text:style-name="P25" text:outline-level="3">Sclass</text:h>
      <text:p text:style-name="P26">The purpose of the <text:span text:style-name="Source_20_Text">Sclass</text:span> is to lightly change the CSS of the component.</text:p>
      <text:p text:style-name="P26">For example,</text:p>
      <text:p text:style-name="P26"><draw:frame draw:style-name="fr2" draw:name="graphics3" text:anchor-type="paragraph" svg:width="7.752cm" svg:height="0.847cm" draw:z-index="3"><draw:image xlink:href="../components/images/concepts1.gif" xlink:type="simple" xlink:show="embed" xlink:actuate="onLoad" draw:filter-name="&lt;All formats&gt;"/></draw:frame><text:soft-page-break/></text:p>
      <text:p text:style-name="Code"><text:span text:style-name="Source_20_Text"><text:span text:style-name="T2">&lt;zk&gt;<text:line-break/>&lt;style dynamic="true"&gt;<text:line-break/>.mydb {<text:line-break/> <text:s/>border: 1px solid blue;<text:line-break/>}<text:line-break/>&lt;/style&gt;<text:line-break/>&lt;textbox sclass="mydb" value="having Sclass"/&gt;<text:line-break/>&lt;textbox value="Without Sclass"/&gt;<text:line-break/>&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25" text:outline-level="3">Zclass</text:h>
      <text:p text:style-name="P26">The purpose of the <text:span text:style-name="Source_20_Text">Zclass</text:span> is to change the full CSS of the specific component. It usually uses to change the mold of the component, which supports more than one theme.</text:p>
      <text:p text:style-name="P26">For example,</text:p>
      <text:p text:style-name="P26"><draw:frame draw:style-name="fr2" draw:name="graphics2" text:anchor-type="paragraph" svg:width="12.25cm" svg:height="3.651cm" draw:z-index="2"><draw:image xlink:href="../components/images/concepts2.gif" xlink:type="simple" xlink:show="embed" xlink:actuate="onLoad" draw:filter-name="&lt;All formats&gt;"/></draw:frame></text:p>
      <text:p text:style-name="Code"><text:span text:style-name="T2">&lt;zk&gt;<text:line-break/>&lt;style dynamic="true"&gt;<text:line-break/>.mydb-disd {<text:line-break/> <text:s/>color: blue !important; cursor: default !important; opacity: .6; -moz-opacity: .6; filter: alpha(opacity=60);<text:line-break/> <text:s/>font-weight: bold;<text:line-break/>}<text:line-break/>.mydb-disd * {<text:line-break/> <text:s/>color: blue !important; cursor: default !important;<text:line-break/> <text:s/>font-weight: bold;<text:line-break/>}<text:line-break/>.mydb {<text:line-break/> <text:s/>background: white;<text:line-break/> <text:s/>border: 1px solid #7F9DB9;<text:line-break/>}<text:line-break/></text:span><text:span text:style-name="T2">.mydb-focus, .mydb-focus input {<text:line-break/> <text:s/>border: 1px solid red;<text:line-break/>}<text:line-break/></text:span><text:soft-page-break/><text:span text:style-name="T2">.mydb-text-invalid {<text:line-break/> <text:s/>background: yellow;<text:line-break/> <text:s/>border: 1px solid red;<text:line-break/>}<text:line-break/>.mydb-readonly, .mydb-text-disd {<text:line-break/> <text:s/>background: green;<text:line-break/>}<text:line-break/>&lt;/style&gt;<text:line-break/>&lt;grid width="450px"&gt;<text:line-break/>&lt;columns&gt;<text:line-break/> <text:s/>&lt;column label="Having Zclass"/&gt;<text:line-break/> <text:s/>&lt;column label="Without Zclass"/&gt;<text:line-break/>&lt;/columns&gt;<text:line-break/>&lt;rows&gt;<text:line-break/> <text:s/>&lt;row&gt;&lt;textbox zclass="mydb" value="Default"/&gt;&lt;textbox value="Default"/&gt;&lt;/row&gt;<text:line-break/> <text:s/>&lt;row&gt;&lt;textbox zclass="mydb" readonly="true" value="Readonly"/&gt;&lt;textbox readonly="true" value="Readonly"/&gt;&lt;/row&gt;<text:line-break/></text:span><text:span text:style-name="T2"> <text:s/>&lt;row&gt;&lt;textbox zclass="mydb" disabled="true" value="Disabled"/&gt;&lt;textbox disabled="true" value="Disabled"/&gt;&lt;/row&gt;<text:line-break/> <text:s/>&lt;row&gt;&lt;textbox zclass="mydb" focus="true" value="Focus"/&gt;&lt;textbox value="Focus"/&gt;&lt;/row&gt;<text:line-break/>&lt;/rows&gt;<text:line-break/>&lt;/grid&gt;<text:line-break/>&lt;/zk&gt;</text:span></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6">Note</text:span><text:span text:style-name="T2">: </text:span><text:a xlink:type="simple" xlink:href="http://zk1.svn.sourceforge.net/viewvc/zk1/branches/3.5/zul/src/archive/web/zul/css/cmps/widget.css.dsp?view=markup"><text:span text:style-name="T2">The CSS source of Textbox from SVN</text:span></text:a></text:p>
      <text:h text:style-name="P25" text:outline-level="3">Overwriting</text:h>
      <text:p text:style-name="P12"><text:tab/>The last part, it is called overwriting, replacing the original CSS rules of the component is that we want to customize all the components with a special style.</text:p>
      <text:p text:style-name="P12"><text:tab/>For example <text:span text:style-name="Source_20_Text">Textbox</text:span>. </text:p>
      <text:p text:style-name="P12"><draw:frame draw:style-name="fr2" draw:name="graphics4" text:anchor-type="paragraph" svg:width="4.022cm" svg:height="0.767cm" draw:z-index="4"><draw:image xlink:href="../components/images/concepts3.gif" xlink:type="simple" xlink:show="embed" xlink:actuate="onLoad" draw:filter-name="&lt;All formats&gt;"/></draw:frame></text:p>
      <text:p text:style-name="P27">&lt;zk&gt;<text:line-break/>&lt;style dynamic="true"&gt;<text:line-break/>.z-textbox {<text:line-break/> <text:s/>background: black;<text:line-break/> <text:s/>color: white;<text:line-break/> <text:s/>border: 3px outset blue;<text:line-break/>}<text:line-break/>&lt;/style&gt;<text:line-break/>&lt;textbox value="Default"/&gt;<text:line-break/>&lt;/zk&gt;</text:p>
      <text:p text:style-name="P12"><text:tab/>As you can see, we merely replace the default CSS with black background, white color, and <text:s/><text:soft-page-break/>three pixel borders, we can use the component replacement instead.</text:p>
      <text:h text:style-name="P18" text:outline-level="2">DOM Naming Structure</text:h>
      <text:p text:style-name="P11"><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1"/>
      <text:h text:style-name="P25"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41"><text:span text:style-name="T4">-outer:</text:span> </text:p>
                <text:p text:style-name="P46">the exterior of the specified component (ends with !chdextr) like splitter in <text:span text:style-name="Source_20_Text">vbox</text:span> and <text:span text:style-name="Source_20_Text"><text:span text:style-name="T3">hbox</text:span></text:span> </text:p>
              </text:list-item>
              <text:list-item>
                <text:p text:style-name="P41"><text:span text:style-name="T4">-body:</text:span> </text:p>
                <text:p text:style-name="P41"><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42">-header: </text:p>
                <text:p text:style-name="P43"><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41"><text:span text:style-name="T4">-inner:</text:span> </text:p>
                <text:p text:style-name="P41">the interior of the specified component, like <text:span text:style-name="Source_20_Text">slider</text:span> and <text:span text:style-name="Source_20_Text">tab</text:span>.</text:p>
              </text:list-item>
              <text:list-item>
                <text:p text:style-name="P41"><text:span text:style-name="T4">-cnt:</text:span> </text:p>
                <text:p text:style-name="P41"><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46"><text:span text:style-name="T4">-footer:</text:span> </text:p>
                <text:p text:style-name="P46"><text:span text:style-name="T8">des</text:span><text:span text:style-name="T9">cribes the footer content, like </text:span><text:span text:style-name="Source_20_Text"><text:span text:style-name="T9">grid</text:span></text:span><text:span text:style-name="T9">, </text:span><text:span text:style-name="Source_20_Text"><text:span text:style-name="T9">tree</text:span></text:span><text:span text:style-name="T9">, </text:span><text:span text:style-name="Source_20_Text"><text:span text:style-name="T9">listbox</text:span></text:span><text:span text:style-name="T9">, and so on.</text:span></text:p>
              </text:list-item>
            </text:list>
            <text:p text:style-name="P24">Negative option:</text:p>
            <text:list text:style-name="L2">
              <text:list-item>
                <text:p text:style-name="P48">-noheader:</text:p>
                <text:p text:style-name="P51">no header element.</text:p>
              </text:list-item>
              <text:list-item>
                <text:p text:style-name="P47"><text:span text:style-name="T5">-noborder:</text:span> </text:p>
                <text:p text:style-name="P51"><text:soft-page-break/>no border element.</text:p>
              </text:list-item>
              <text:list-item>
                <text:p text:style-name="P47"><text:span text:style-name="T5">-nofooter:</text:span> </text:p>
                <text:p text:style-name="P51">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5"><draw:image xlink:href="../components/images/Zk-css-dom.PNG" xlink:type="simple" xlink:show="embed" xlink:actuate="onLoad" draw:filter-name="&lt;All formats&gt;"/></draw:frame></text:p>
          </table:table-cell>
        </table:table-row>
      </table:table>
      <text:h text:style-name="P25" text:outline-level="3">Other Elements:</text:h>
      <table:table table:name="Table46" table:style-name="Table46">
        <table:table-column table:style-name="Table46.A"/>
        <table:table-row>
          <table:table-cell table:style-name="Table46.A1" office:value-type="string">
            <text:list text:style-name="L1">
              <text:list-item text:start-value="1">
                <text:p text:style-name="P49">-faker:</text:p>
                <text:p text:style-name="P46">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50">-text:</text:p>
                <text:p text:style-name="P46">text area.</text:p>
              </text:list-item>
              <text:list-item>
                <text:p text:style-name="P50">-inp:</text:p>
                <text:p text:style-name="P46">input element.</text:p>
              </text:list-item>
              <text:list-item>
                <text:p text:style-name="P50">-sep:</text:p>
                <text:p text:style-name="P46">sep<text:span text:style-name="T2">arator element.</text:span></text:p>
              </text:list-item>
              <text:list-item>
                <text:p text:style-name="P52">-img:</text:p>
                <text:p text:style-name="P46">image<text:span text:style-name="T2"> area.</text:span></text:p>
              </text:list-item>
              <text:list-item>
                <text:p text:style-name="P50">-pp:</text:p>
                <text:p text:style-name="P46">pop-up<text:span text:style-name="T2"> element, like </text:span><text:span text:style-name="Source_20_Text"><text:span text:style-name="T2">datebox, combobox</text:span></text:span><text:span text:style-name="T2">, and so on.</text:span></text:p>
              </text:list-item>
              <text:list-item>
                <text:p text:style-name="P50">-btn:</text:p>
                <text:p text:style-name="P46">a button or an icon<text:span text:style-name="T2">.</text:span></text:p>
              </text:list-item>
            </text:list>
          </table:table-cell>
        </table:table-row>
      </table:table>
      <text:h text:style-name="Heading_20_3" text:outline-level="3"><text:span text:style-name="Source_20_Text"><text:span text:style-name="T11">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0">Usage</text:p>
          </table:table-cell>
          <table:table-cell table:style-name="Table50.A1" office:value-type="string">
            <text:p text:style-name="P23">Switch</text:p>
          </table:table-cell>
          <table:table-cell table:style-name="Table50.A1" office:value-type="string">
            <text:p text:style-name="P23">Res<text:span text:style-name="T2">ize</text:span></text:p>
          </table:table-cell>
          <table:table-cell table:style-name="Table50.D1" office:value-type="string">
            <text:p text:style-name="P23">Split</text:p>
          </table:table-cell>
        </table:table-row>
        <table:table-row>
          <table:table-cell table:style-name="Table50.A2" office:value-type="string">
            <text:p text:style-name="P20">Postfix</text:p>
          </table:table-cell>
          <table:table-cell table:style-name="Table50.A2" office:value-type="string">
            <text:list text:style-name="L3">
              <text:list-item>
                <text:p text:style-name="P28">-close:</text:p>
                <text:p text:style-name="P33">des<text:span text:style-name="T2">cribes an icon which is <text:s/>closed, like </text:span><text:span text:style-name="Source_20_Text"><text:span text:style-name="T2">tree, group</text:span></text:span><text:span text:style-name="T2">, an <text:s/>so on.</text:span></text:p>
              </text:list-item>
              <text:list-item>
                <text:p text:style-name="P28">-collapse:</text:p>
                <text:p text:style-name="P33">des<text:span text:style-name="T2">cribes a collapsible </text:span><text:span text:style-name="T2">icon, like </text:span><text:span text:style-name="Source_20_Text"><text:span text:style-name="T2">panel</text:span></text:span><text:span text:style-name="T2">.</text:span></text:p>
              </text:list-item>
              <text:list-item>
                <text:p text:style-name="P28">-collapsed:</text:p>
                <text:p text:style-name="P33"><text:soft-page-break/>des<text:span text:style-name="T2">cribes a collapsible icon which is collapsed, like </text:span><text:span text:style-name="Source_20_Text"><text:span text:style-name="T2">panel</text:span></text:span><text:span text:style-name="T2">.</text:span></text:p>
              </text:list-item>
              <text:list-item>
                <text:p text:style-name="P28">-expand:</text:p>
                <text:p text:style-name="P33"><text:span text:style-name="T2">describes an expandable icon, like </text:span><text:span text:style-name="Source_20_Text"><text:span text:style-name="T2">panel</text:span></text:span><text:span text:style-name="T2">.</text:span></text:p>
              </text:list-item>
              <text:list-item>
                <text:p text:style-name="P28">-expanded:</text:p>
                <text:p text:style-name="P33"><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28">-maximize:</text:p>
                <text:p text:style-name="P36"><text:span text:style-name="T8">des</text:span><text:span text:style-name="T9">cribes a maximizable icon.</text:span></text:p>
              </text:list-item>
              <text:list-item>
                <text:p text:style-name="P28">-maximized:</text:p>
                <text:p text:style-name="P37"><text:span text:style-name="T8">des</text:span><text:span text:style-name="T9">cribes a maximizable icon </text:span><text:span text:style-name="T9">which is maximized.</text:span></text:p>
              </text:list-item>
              <text:list-item>
                <text:p text:style-name="P28">-minimize:</text:p>
                <text:p text:style-name="P37"><text:soft-page-break/><text:span text:style-name="T8">des</text:span><text:span text:style-name="T9">cribes a minimizable icon.</text:span></text:p>
              </text:list-item>
              <text:list-item>
                <text:p text:style-name="P28">-minimized:</text:p>
                <text:p text:style-name="P37"><text:span text:style-name="T8">des</text:span><text:span text:style-name="T9">cribes a minimizable icon which is minimized.</text:span></text:p>
              </text:list-item>
            </text:list>
          </table:table-cell>
          <table:table-cell table:style-name="Table50.D2" office:value-type="string">
            <text:list text:style-name="L3">
              <text:list-item text:start-value="1">
                <text:p text:style-name="P28">-split:</text:p>
                <text:p text:style-name="P33">des<text:span text:style-name="T2">cribes a splittable icon.</text:span></text:p>
              </text:list-item>
              <text:list-item>
                <text:p text:style-name="P28">-ns:</text:p>
                <text:p text:style-name="P33">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Heading_20_3" text:outline-level="3"><text:span text:style-name="Source_20_Text"><text:span text:style-name="T10">Region:</text:span></text:span></text:h>
      <table:table table:name="Table47" table:style-name="Table47">
        <table:table-column table:style-name="Table47.A"/>
        <table:table-row>
          <table:table-cell table:style-name="Table47.A1" office:value-type="string">
            <text:list text:style-name="L4">
              <text:list-item>
                <text:p text:style-name="P29">-ver:</text:p>
                <text:p text:style-name="P34"><text:span text:style-name="T2">vertical aspect, like </text:span><text:span text:style-name="Source_20_Text"><text:span text:style-name="T2">menubar</text:span></text:span><text:span text:style-name="T2">.</text:span></text:p>
              </text:list-item>
              <text:list-item>
                <text:p text:style-name="P29">-hor:</text:p>
                <text:p text:style-name="P34"><text:span text:style-name="T2">horizontal aspect, like </text:span><text:span text:style-name="Source_20_Text"><text:span text:style-name="T2">menubar</text:span></text:span><text:span text:style-name="T2">.</text:span></text:p>
              </text:list-item>
              <text:list-item>
                <text:p text:style-name="P31">-start:</text:p>
                <text:p text:style-name="P34"><text:span text:style-name="T2">beginning aspect, like </text:span><text:span text:style-name="Source_20_Text"><text:span text:style-name="T2">toolbar</text:span></text:span><text:span text:style-name="T2">.</text:span></text:p>
              </text:list-item>
              <text:list-item>
                <text:p text:style-name="P31">-center:</text:p>
                <text:p text:style-name="P34"><text:span text:style-name="T2">center aspect, like </text:span><text:span text:style-name="Source_20_Text"><text:span text:style-name="T2">toolbar</text:span></text:span><text:span text:style-name="T2">.</text:span></text:p>
              </text:list-item>
              <text:list-item>
                <text:p text:style-name="P31">-end:</text:p>
                <text:p text:style-name="P34"><text:span text:style-name="T2">ending aspect, like </text:span><text:span text:style-name="Source_20_Text"><text:span text:style-name="T2">toolbar</text:span></text:span><text:span text:style-name="T2">.</text:span></text:p>
              </text:list-item>
            </text:list>
          </table:table-cell>
        </table:table-row>
      </table:table>
      <text:h text:style-name="Heading_20_3" text:outline-level="3"><text:bookmark-start text:name="3x3 grid"/><text:span text:style-name="Source_20_Text"><text:span text:style-name="T11">Parts: (3 x 3 grid)</text:span></text:span><text:bookmark-end text:name="3x3 grid"/></text:h>
      <table:table table:name="Table48" table:style-name="Table48">
        <table:table-column table:style-name="Table48.A" table:number-columns-repeated="3"/>
        <table:table-row>
          <table:table-cell table:style-name="Table48.A1" office:value-type="string">
            <text:p text:style-name="P19">-tl:<text:span text:style-name="T8"> Top Left</text:span></text:p>
          </table:table-cell>
          <table:table-cell table:style-name="Table48.A1" office:value-type="string">
            <text:p text:style-name="P19">-tm: <text:span text:style-name="T8">Top Middle</text:span></text:p>
          </table:table-cell>
          <table:table-cell table:style-name="Table48.C1" office:value-type="string">
            <text:p text:style-name="P19">-tr:<text:span text:style-name="T8"> Top Right</text:span></text:p>
          </table:table-cell>
        </table:table-row>
        <table:table-row>
          <table:table-cell table:style-name="Table48.A2" office:value-type="string">
            <text:p text:style-name="P19">-cl:<text:span text:style-name="T8"> Center Left</text:span></text:p>
          </table:table-cell>
          <table:table-cell table:style-name="Table48.A2" office:value-type="string">
            <text:p text:style-name="P19">-cm: <text:span text:style-name="T8">Center Middle</text:span></text:p>
          </table:table-cell>
          <table:table-cell table:style-name="Table48.C2" office:value-type="string">
            <text:p text:style-name="P19">-cr: <text:span text:style-name="T8">Center Right</text:span></text:p>
          </table:table-cell>
        </table:table-row>
        <table:table-row>
          <table:table-cell table:style-name="Table48.A2" office:value-type="string">
            <text:p text:style-name="P19">-bl:<text:span text:style-name="T8"> Bottom Left</text:span></text:p>
          </table:table-cell>
          <table:table-cell table:style-name="Table48.A2" office:value-type="string">
            <text:p text:style-name="P19">-bm: <text:span text:style-name="T8">Bottom Middle</text:span></text:p>
          </table:table-cell>
          <table:table-cell table:style-name="Table48.C2" office:value-type="string">
            <text:p text:style-name="P19">-br:<text:span text:style-name="T8"> Bottom Right</text:span></text:p>
          </table:table-cell>
        </table:table-row>
      </table:table>
      <text:h text:style-name="Heading_20_3" text:outline-level="3"><text:soft-page-break/><text:span text:style-name="Source_20_Text"><text:span text:style-name="T11">Compass:</text:span></text:span></text:h>
      <table:table table:name="Table49" table:style-name="Table49">
        <table:table-column table:style-name="Table49.A" table:number-columns-repeated="3"/>
        <table:table-row>
          <table:table-cell table:style-name="Table49.A1" table:number-columns-spanned="3" office:value-type="string">
            <text:p text:style-name="P20">-north</text:p>
          </table:table-cell>
          <table:covered-table-cell/>
          <table:covered-table-cell/>
        </table:table-row>
        <table:table-row>
          <table:table-cell table:style-name="Table49.A2" office:value-type="string">
            <text:p text:style-name="P20">-west</text:p>
          </table:table-cell>
          <table:table-cell table:style-name="Table49.A2" office:value-type="string">
            <text:p text:style-name="P20">-center</text:p>
          </table:table-cell>
          <table:table-cell table:style-name="Table49.C2" office:value-type="string">
            <text:p text:style-name="P20">-east</text:p>
          </table:table-cell>
        </table:table-row>
        <table:table-row>
          <table:table-cell table:style-name="Table49.C2" table:number-columns-spanned="3" office:value-type="string">
            <text:p text:style-name="P20">-south</text:p>
          </table:table-cell>
          <table:covered-table-cell/>
          <table:covered-table-cell/>
        </table:table-row>
      </table:table>
      <text:h text:style-name="Heading_20_2" text:outline-level="2"><text:span text:style-name="Source_20_Text"><text:span text:style-name="T11">DOM Event Effect</text:span></text:span></text:h>
      <text:list text:style-name="L5">
        <text:list-item>
          <text:p text:style-name="P44"><text:span text:style-name="Source_20_Text"><text:span text:style-name="T11">These postfix string are appended to component's class name by ZK client engine. </text:span></text:span></text:p>
        </text:list-item>
      </text:list>
      <text:list text:style-name="L6">
        <text:list-item>
          <text:list>
            <text:list-item>
              <text:p text:style-name="P45">example: </text:p>
              <text:p text:style-name="P53">a com<text:span text:style-name="T2">ponent</text:span>=&gt; <text:span text:style-name="T7">z-mycmp </text:span></text:p>
              <text:p text:style-name="P53">mouse over =&gt; <text:span text:style-name="T7">z-mycmp-over</text:span> </text:p>
              <text:p text:style-name="P53">disabled and mouse over =&gt; <text:span text:style-name="T7">z-mycmp-over-disd</text:span> </text:p>
            </text:list-item>
          </text:list>
        </text:list-item>
      </text:list>
      <text:list text:style-name="L5" text:continue-numbering="true">
        <text:list-item>
          <text:p text:style-name="P44">The appending order <text:span text:style-name="T4">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22">Priority 1</text:p>
          </table:table-cell>
          <table:table-cell table:style-name="Table51.A1" office:value-type="string">
            <text:p text:style-name="P22">Priority 2</text:p>
          </table:table-cell>
          <table:table-cell table:style-name="Table51.C1" office:value-type="string">
            <text:p text:style-name="P20">Priority 3</text:p>
          </table:table-cell>
        </table:table-row>
        <table:table-row>
          <table:table-cell table:style-name="Table51.A2" office:value-type="string">
            <text:list text:style-name="L7">
              <text:list-item>
                <text:p text:style-name="P30">-clk:</text:p>
                <text:p text:style-name="P35">clicked event.</text:p>
              </text:list-item>
              <text:list-item>
                <text:p text:style-name="P30">-focus:</text:p>
                <text:p text:style-name="P35">focused event.</text:p>
              </text:list-item>
              <text:list-item>
                <text:p text:style-name="P30">-over:</text:p>
                <text:p text:style-name="P35">mouse over event.</text:p>
              </text:list-item>
              <text:list-item>
                <text:p text:style-name="P30">-drag:</text:p>
                <text:p text:style-name="P35">dragged event.</text:p>
              </text:list-item>
              <text:list-item>
                <text:p text:style-name="P30">-drop:</text:p>
                <text:p text:style-name="P35">dropped event.</text:p>
              </text:list-item>
            </text:list>
          </table:table-cell>
          <table:table-cell table:style-name="Table51.A2" office:value-type="string">
            <text:list text:style-name="L7">
              <text:list-item text:start-value="1">
                <text:p text:style-name="P30">-seld:</text:p>
                <text:p text:style-name="P35">selected event.</text:p>
              </text:list-item>
              <text:list-item>
                <text:p text:style-name="P30">-ck:</text:p>
                <text:p text:style-name="P35">checked event.</text:p>
              </text:list-item>
              <text:list-item>
                <text:p text:style-name="P30">-unck:</text:p>
                <text:p text:style-name="P35">unchecked event.</text:p>
              </text:list-item>
            </text:list>
          </table:table-cell>
          <table:table-cell table:style-name="Table51.C2" office:value-type="string">
            <text:list text:style-name="L7">
              <text:list-item text:start-value="1">
                <text:p text:style-name="P30">-disd:</text:p>
                <text:p text:style-name="P35">disabled event.</text:p>
              </text:list-item>
              <text:list-item>
                <text:p text:style-name="P30">-visi:</text:p>
                <text:p text:style-name="P35">visited event.</text:p>
              </text:list-item>
              <text:list-item>
                <text:p text:style-name="P30">-hide:</text:p>
                <text:p text:style-name="P35">hidden event.</text:p>
              </text:list-item>
              <text:list-item>
                <text:p text:style-name="P32">-invalid</text:p>
                <text:p text:style-name="P35">invalid event</text:p>
              </text:list-item>
              <text:list-item>
                <text:p text:style-name="P32">-readonly</text:p>
                <text:p text:style-name="P35">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20">Normal (Open)</text:p>
          </table:table-cell>
          <table:table-cell table:style-name="Table52.A1" office:value-type="string">
            <text:p text:style-name="P20">Hover</text:p>
          </table:table-cell>
          <table:table-cell table:style-name="Table52.A1" office:value-type="string">
            <text:p text:style-name="P20">Click, Select, and Drag.</text:p>
          </table:table-cell>
          <table:table-cell table:style-name="Table52.A1" office:value-type="string">
            <text:p text:style-name="P20">Focus</text:p>
          </table:table-cell>
          <table:table-cell table:style-name="Table52.A1" office:value-type="string">
            <text:p text:style-name="P20">Focus and Hover</text:p>
          </table:table-cell>
          <table:table-cell table:style-name="Table52.F1" office:value-type="string">
            <text:p text:style-name="P20">Disable</text:p>
          </table:table-cell>
        </table:table-row>
        <table:table-row>
          <table:table-cell table:style-name="Table52.A2" office:value-type="string">
            <text:p text:style-name="P19"><text:s/>Close</text:p>
          </table:table-cell>
          <table:table-cell table:style-name="Table52.A2" office:value-type="string">
            <text:p text:style-name="P21"><text:s text:c="2"/>Same as <text:soft-page-break/>above</text:p>
          </table:table-cell>
          <table:table-cell table:style-name="Table52.A2" office:value-type="string">
            <text:p text:style-name="P21">Same as above</text:p>
          </table:table-cell>
          <table:table-cell table:style-name="Table52.A2" office:value-type="string">
            <text:p text:style-name="P21">Same as <text:soft-page-break/>above</text:p>
          </table:table-cell>
          <table:table-cell table:style-name="Table52.A2" office:value-type="string">
            <text:p text:style-name="P21">Same as <text:soft-page-break/>above</text:p>
          </table:table-cell>
          <table:table-cell table:style-name="Table52.F2" office:value-type="string">
            <text:p text:style-name="P21">Same as <text:soft-page-break/>above</text:p>
          </table:table-cell>
        </table:table-row>
      </table:table>
      <text:p text:style-name="P12">For example,</text:p>
      <text:p text:style-name="Text_20_body"><text:span text:style-name="T2"><text:tab/>This icon is a </text:span><text:span text:style-name="Source_20_Text"><text:span text:style-name="T2">Timebox</text:span></text:span><text:span text:style-name="T2"> image.</text:span></text:p>
      <text:p text:style-name="P12"><draw:frame draw:style-name="fr2" draw:name="graphics6" text:anchor-type="paragraph" svg:width="11.508cm" svg:height="6.562cm" draw:z-index="6"><draw:image xlink:href="../components/images/action-indexing.bmp" xlink:type="simple" xlink:show="embed" xlink:actuate="onLoad" draw:filter-name="&lt;All formats&gt;"/></draw:frame></text:p>
      <text:p text:style-name="P12"/>
      <text:p text:style-name="P12"/>
      <text:p text:style-name="P12"/>
      <text:p text:style-name="P12"><text:tab/>This icon is a <text:span text:style-name="Source_20_Text">Tree</text:span> toggle image.</text:p>
      <text:p text:style-name="P12"/>
      <text:p text:style-name="P12"><draw:frame draw:style-name="fr2" draw:name="graphics7" text:anchor-type="paragraph" svg:width="6.165cm" svg:height="4.736cm" draw:z-index="7"><draw:image xlink:href="../components/images/action-indexing2.bmp" xlink:type="simple" xlink:show="embed" xlink:actuate="onLoad" draw:filter-name="&lt;All formats&gt;"/></draw:frame></text:p>
      <text:p text:style-name="P12"/>
      <text:h text:style-name="Heading_20_1" text:outline-level="1">2. XUL Compone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2</text:page-number> of <text:page-count>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0-29T10:09:34</dc:date>
    <dc:language>en-US</dc:language>
    <meta:editing-cycles>1227</meta:editing-cycles>
    <meta:editing-duration>P4DT13H46M43S</meta:editing-duration>
    <meta:user-defined meta:name="Info 1"/>
    <meta:user-defined meta:name="Info 2"/>
    <meta:user-defined meta:name="Info 3"/>
    <meta:user-defined meta:name="Info 4"/>
    <meta:document-statistic meta:table-count="8" meta:image-count="8" meta:object-count="0" meta:page-count="12" meta:paragraph-count="201" meta:word-count="1393" meta:character-count="8610"/>
  </office:meta>
</office:document-meta>
</file>